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my first version control challenge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rathees Subramaniam</meta:initial-creator>
    <meta:creation-date>2025-05-12T16:44:03.65</meta:creation-date>
    <dc:date>2025-05-12T16:45:27.70</dc:date>
    <dc:creator>Pirathees Subramaniam</dc:creator>
    <meta:editing-duration>PT1M25S</meta:editing-duration>
    <meta:editing-cycles>1</meta:editing-cycles>
    <meta:generator>OpenOffice/4.1.13$Win32 OpenOffice.org_project/4113m1$Build-9810</meta:generator>
    <meta:document-statistic meta:table-count="0" meta:image-count="0" meta:object-count="0" meta:page-count="1" meta:paragraph-count="1" meta:word-count="8" meta:character-count="48"/>
  </office:meta>
</office:document-meta>
</file>